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9.349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6" style:family="table-row">
      <style:table-row-properties style:min-row-height="1.63cm"/>
    </style:style>
    <style:style style:name="Tableau1.B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9.038cm" table:align="margins"/>
    </style:style>
    <style:style style:name="Tableau2.A" style:family="table-column">
      <style:table-column-properties style:column-width="4.519cm" style:rel-column-width="32767*"/>
    </style:style>
    <style:style style:name="Tableau2.B" style:family="table-column">
      <style:table-column-properties style:column-width="4.519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3" style:family="table">
      <style:table-properties style:width="18.387cm" table:align="margins"/>
    </style:style>
    <style:style style:name="Tableau3.A" style:family="table-column">
      <style:table-column-properties style:column-width="4.597cm" style:rel-column-width="16383*"/>
    </style:style>
    <style:style style:name="Tableau3.D" style:family="table-column">
      <style:table-column-properties style:column-width="4.597cm" style:rel-column-width="16386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size="7pt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loext:contextual-spacing="false" fo:margin-top="0cm" fo:margin-bottom="0cm"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T1" style:family="text">
      <style:text-properties fo:background-color="#33ff99" loext:char-shading-value="0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8">Vendredi <text:s/>novembre 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2">horaires</text:p>
          </table:table-cell>
          <table:table-cell table:style-name="Tableau1.B2" office:value-type="string">
            <text:p text:style-name="P10">CP</text:p>
          </table:table-cell>
          <table:table-cell table:style-name="Tableau1.C2" office:value-type="string">
            <text:p text:style-name="P10">CE1</text:p>
          </table:table-cell>
        </table:table-row>
        <table:table-row>
          <table:table-cell table:style-name="Tableau1.A2" table:number-rows-spanned="2" office:value-type="string">
            <text:p text:style-name="P8">8h30</text:p>
            <text:p text:style-name="P8"/>
            <text:p text:style-name="P8"/>
            <text:p text:style-name="P8"/>
            <text:p text:style-name="P8">8h45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9h15</text:p>
            <text:p text:style-name="P8"/>
            <text:p text:style-name="P8"/>
            <text:p text:style-name="P8"/>
            <text:p text:style-name="P8">9h45</text:p>
          </table:table-cell>
          <table:table-cell table:style-name="Tableau1.B3" table:number-columns-spanned="2" office:value-type="string">
            <text:p text:style-name="P4">Rituel : - le jour d'aujourd'hui : la roue des jours + écriture de la date au tableau. Encodage par les CP</text:p>
            <text:p text:style-name="P4">Agenda coop : 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P7">Lecture</text:p>
            <text:p text:style-name="P5">→ coller les devoirs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5">→ s'entrainer dictée de mots-outils et syllabes sur ordinateurs → écrire sur <text:span text:style-name="T1">fiche + autocorrection</text:span></text:p>
                </table:table-cell>
                <table:table-cell table:style-name="Tableau2.B1" office:value-type="string">
                  <text:p text:style-name="P4">→ écriture sur le cahier → critères de réussite à remplir</text:p>
                </table:table-cell>
              </table:table-row>
            </table:table>
            <text:p text:style-name="P7">→ <text:span text:style-name="T2">lire dans sa tête le texte : entourer les mots et les sons qu'on connaît. </text:span></text:p>
            <text:p text:style-name="P16">→ lecture sur le TBI des phrases du texte.</text:p>
            <text:p text:style-name="P16">→ questions sur la compréhension du texte : mimer le texte.</text:p>
            <text:p text:style-name="P16">→ exercices du fichier</text:p>
          </table:table-cell>
          <table:table-cell table:style-name="Tableau1.B3" office:value-type="string">
            <text:p text:style-name="P21">Lecture explicite</text:p>
            <text:p text:style-name="P23">Lectorino-Lectorinette : suite module 2</text:p>
            <text:p text:style-name="P21">Copie</text:p>
            <text:p text:style-name="P19">Exercices de copie sur cahier d'entrainement</text:p>
            <text:p text:style-name="P21">EDL</text:p>
            <text:p text:style-name="P19">fiche d'exercices : le nom</text:p>
            <text:p text:style-name="P22">Dictée</text:p>
            <text:p text:style-name="P19">Écoute de la dictée au casque</text:p>
            <text:p text:style-name="P20">Ecrire la dictée sur son cahier</text:p>
            <text:p text:style-name="P20">Autocorrection en vert sur la table de correction (prévoir fiche de correction et stylo vert pour pas de triche possible)</text:p>
          </table:table-cell>
        </table:table-row>
        <table:table-row>
          <table:table-cell table:style-name="Tableau1.A2" office:value-type="string">
            <text:p text:style-name="P8">10h00</text:p>
          </table:table-cell>
          <table:table-cell table:style-name="Tableau1.C2" table:number-columns-spanned="2" office:value-type="string">
            <text:p text:style-name="P11">Récréation</text:p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8">10h15</text:p>
            <text:p text:style-name="P8"/>
            <text:p text:style-name="P8"/>
            <text:p text:style-name="P8"/>
            <text:p text:style-name="P8">10h30</text:p>
          </table:table-cell>
          <table:table-cell table:style-name="Tableau1.B6" office:value-type="string">
            <text:p text:style-name="P17">→ apprendre les mots-outils TAOKI, s'entrainer sur les petits accordéons en papier + les écrire dans son carnet de mots-outils</text:p>
          </table:table-cell>
          <table:table-cell table:style-name="Tableau1.C6" office:value-type="string">
            <text:p text:style-name="P20">Suite atelier</text:p>
          </table:table-cell>
        </table:table-row>
        <table:table-row>
          <table:covered-table-cell/>
          <table:table-cell table:style-name="Tableau1.C6" table:number-columns-spanned="2" office:value-type="string">
            <text:p text:style-name="P2">Calcul mental :<text:span text:style-name="T2"> cf classeur rouge</text:span></text:p>
          </table:table-cell>
          <table:covered-table-cell/>
        </table:table-row>
        <table:table-row>
          <table:table-cell table:style-name="Tableau1.A2" office:value-type="string">
            <text:p text:style-name="P8">10h45</text:p>
          </table:table-cell>
          <table:table-cell table:style-name="Tableau1.B6" office:value-type="string">
            <text:p text:style-name="P2">Maths</text:p>
            <text:p text:style-name="P3"/>
          </table:table-cell>
          <table:table-cell table:style-name="Tableau1.C6" office:value-type="string">
            <text:p text:style-name="P2">Maths</text:p>
          </table:table-cell>
        </table:table-row>
        <table:table-row>
          <table:table-cell table:style-name="Tableau1.A2" office:value-type="string">
            <text:p text:style-name="P8">11h30</text:p>
          </table:table-cell>
          <table:table-cell table:style-name="Tableau1.B9" table:number-columns-spanned="2" office:value-type="string">
            <text:p text:style-name="P18">Pause méridienne</text:p>
          </table:table-cell>
          <table:covered-table-cell/>
        </table:table-row>
        <table:table-row>
          <table:table-cell table:style-name="Tableau1.A2" office:value-type="string">
            <text:p text:style-name="P8">13h00</text:p>
          </table:table-cell>
          <table:table-cell table:style-name="Tableau1.C6" table:number-columns-spanned="2" office:value-type="string">
            <text:p text:style-name="P14">EMC : conseil d'élève ou cf guide ACCES</text:p>
          </table:table-cell>
          <table:covered-table-cell/>
        </table:table-row>
        <table:table-row>
          <table:table-cell table:style-name="Tableau1.A2" office:value-type="string">
            <text:p text:style-name="P8">13h45</text:p>
            <text:p text:style-name="P8"/>
          </table:table-cell>
          <table:table-cell table:style-name="Tableau1.C6" table:number-columns-spanned="2" office:value-type="string">
            <text:p text:style-name="P6">Ateliers autonome de maths : plan de travail </text:p>
            <text:p text:style-name="P6">Prise en charge d'un groupe en difficultés par PE </text:p>
          </table:table-cell>
          <table:covered-table-cell/>
        </table:table-row>
        <table:table-row>
          <table:table-cell table:style-name="Tableau1.A12" office:value-type="string">
            <text:p text:style-name="P8">14h30</text:p>
          </table:table-cell>
          <table:table-cell table:style-name="Tableau1.B9" table:number-columns-spanned="2" office:value-type="string">
            <text:p text:style-name="P15">Récréation</text:p>
          </table:table-cell>
          <table:covered-table-cell/>
        </table:table-row>
        <table:table-row>
          <table:table-cell table:style-name="Tableau1.A2" office:value-type="string">
            <text:p text:style-name="P8">14h45</text:p>
            <text:p text:style-name="P13">les groupes tournent au bout de 30 min</text:p>
            <text:p text:style-name="P8">15h45</text:p>
            <text:p text:style-name="P8">16h00</text:p>
          </table:table-cell>
          <table:table-cell table:style-name="Tableau1.C6" table:number-columns-spanned="2" office:value-type="string">
            <table:table table:name="Tableau3" table:style-name="Tableau3">
              <table:table-column table:style-name="Tableau3.A" table:number-columns-repeated="3"/>
              <table:table-column table:style-name="Tableau3.D"/>
              <table:table-row>
                <table:table-cell table:style-name="Tableau3.A1" office:value-type="string">
                  <text:p text:style-name="P9">Groupe 1 CP</text:p>
                </table:table-cell>
                <table:table-cell table:style-name="Tableau3.A1" office:value-type="string">
                  <text:p text:style-name="P9">Groupe 2 CP</text:p>
                </table:table-cell>
                <table:table-cell table:style-name="Tableau3.A1" office:value-type="string">
                  <text:p text:style-name="P9">Groupe 1 CE1</text:p>
                </table:table-cell>
                <table:table-cell table:style-name="Tableau3.D1" office:value-type="string">
                  <text:p text:style-name="P9">Groupe 2 CE1</text:p>
                </table:table-cell>
              </table:table-row>
              <table:table-row>
                <table:table-cell table:style-name="Tableau3.A2" table:number-rows-spanned="2" office:value-type="string">
                  <text:p text:style-name="P9">Révision des mots outils deux par deux.</text:p>
                </table:table-cell>
                <table:table-cell table:style-name="Tableau3.A2" table:number-rows-spanned="2" office:value-type="string">
                  <text:p text:style-name="P9">Dictées muettes (encodage)</text:p>
                </table:table-cell>
                <table:table-cell table:style-name="Tableau3.C2" table:number-columns-spanned="2" office:value-type="string">
                  <text:p text:style-name="P9">Ateliers autonomes : plan de travail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Tableau3.C2" table:number-columns-spanned="2" office:value-type="string">
                  <text:p text:style-name="P9">Lecture à voix haute avec PE</text:p>
                </table:table-cell>
                <table:covered-table-cell/>
              </table:table-row>
            </table:table>
            <text:p text:style-name="P6">Bilan des ateliers / Regard sur les plans de travail.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62cm" fo:margin-bottom="2cm" fo:margin-left="0.203cm" fo:margin-right="0.6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09-17T16:24:40.49</meta:creation-date>
    <dc:date>2018-11-12T12:11:53.41</dc:date>
    <meta:editing-duration>P3DT5H48M2S</meta:editing-duration>
    <meta:editing-cycles>8</meta:editing-cycles>
    <meta:generator>OpenOffice/4.1.5$Win32 OpenOffice.org_project/415m1$Build-9789</meta:generator>
    <dc:creator>Sabrina Agnellini</dc:creator>
    <meta:document-statistic meta:table-count="3" meta:image-count="0" meta:object-count="0" meta:page-count="1" meta:paragraph-count="60" meta:word-count="280" meta:character-count="1545"/>
  </office:meta>
</office:document-meta>
</file>